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1000001C43B48A3D184E1851B.png" manifest:media-type="image/png"/>
  <manifest:file-entry manifest:full-path="Pictures/10000000000003F6000002340E10375AAC72C4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tge1" text:anchor-type="char" svg:x="-2cm" svg:y="1.824cm" svg:width="29.586cm" svg:height="13.044cm" draw:z-index="0"><draw:image xlink:href="Pictures/1000020100000401000001C43B48A3D184E1851B.png" xlink:type="simple" xlink:show="embed" xlink:actuate="onLoad" draw:mime-type="image/png"/></draw:frame></text:p>
      <text:p text:style-name="P1"><draw:frame draw:style-name="fr1" draw:name="Imatge2" text:anchor-type="char" svg:width="29.199cm" svg:height="17.083cm" draw:z-index="1"><draw:image xlink:href="Pictures/10000000000003F6000002340E10375AAC72C4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6:25:04.106000000</meta:creation-date>
    <dc:date>2022-02-15T16:37:35.055000000</dc:date>
    <meta:editing-duration>PT2M20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1.3.2$Windows_X86_64 LibreOffice_project/47f78053abe362b9384784d31a6e56f8511eb1c1</meta:generator>
  </office:meta>
</office:document-meta>
</file>